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617" officeooo:paragraph-rsid="00107617"/>
    </style:style>
    <style:style style:name="P2" style:family="paragraph" style:parent-style-name="Standard">
      <style:text-properties officeooo:rsid="00107617" officeooo:paragraph-rsid="00127249"/>
    </style:style>
    <style:style style:name="T1" style:family="text">
      <style:text-properties officeooo:rsid="00127249"/>
    </style:style>
    <style:style style:name="T2" style:family="text">
      <style:text-properties officeooo:rsid="001345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q# Câu hỏi 1:</text:p>
      <text:p text:style-name="P1">#a#* Câu trả lời 1.</text:p>
      <text:p text:style-name="P1">#a# Câu trả lời 2.</text:p>
      <text:p text:style-name="P1">#a# Câu trả lời 3.</text:p>
      <text:p text:style-name="P1">#a# Câu trả lời 4.</text:p>
      <text:p text:style-name="P1"/>
      <text:p text:style-name="P2">#q# Câu hỏi <text:span text:style-name="T1">2</text:span>:</text:p>
      <text:p text:style-name="P2">#a#* Câu trả lời 1.</text:p>
      <text:p text:style-name="P2">#a#* Câu trả lời 2.</text:p>
      <text:p text:style-name="P2">#a# Câu trả lời 3.</text:p>
      <text:p text:style-name="P2">#a# Câu trả lời 4.</text:p>
      <text:p text:style-name="P2"/>
      <text:p text:style-name="P2">#q# Câu hỏi <text:span text:style-name="T2">3</text:span>:</text:p>
      <text:p text:style-name="P2">#a#* Câu trả lời 1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8T23:53:07.429536749</meta:creation-date>
    <dc:date>2020-06-08T23:55:17.746055656</dc:date>
    <meta:editing-duration>PT2M11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12" meta:word-count="57" meta:character-count="208" meta:non-whitespace-character-count="163"/>
  </office:meta>
</office:document-meta>
</file>